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ROP DATABASE IF<text:s/>NOT<text:s/>EXISTS `petworld_db`;</text:p>
      <text:p text:style-name="Normal">USE<text:s/>`petworld_db`;</text:p>
      <text:p text:style-name="Normal"/>
      <text:p text:style-name="Normal">DROP TABLE IF EXISTS `users`;</text:p>
      <text:p text:style-name="Normal">CREATE TABLE `users` (</text:p>
      <text:p text:style-name="Normal"><text:s text:c="2"/>`id` int(10) unsigned <text:s/>NOT NULL<text:s/>AUTO_INCREMENT,</text:p>
      <text:p text:style-name="Normal"><text:s text:c="2"/>`nombre` varchar(100) NOT NULL,</text:p>
      <text:p text:style-name="Normal"><text:s text:c="2"/>`apellido` varchar(100) NOT NULL,</text:p>
      <text:p text:style-name="Normal"><text:s text:c="2"/>`email` varchar(100) NOT NULL,</text:p>
      <text:p text:style-name="Normal"><text:s text:c="2"/>`pass` varchar(100) NOT NULL,</text:p>
      <text:p text:style-name="Normal"><text:s text:c="2"/>`image` varchar(100) DEFAULT NULL,</text:p>
      <text:p text:style-name="Normal"><text:s text:c="2"/>`admin` tinyint(4) DEFAULT NULL,</text:p>
      <text:p text:style-name="Normal"><text:s text:c="2"/>`created_at` timestamp NOT NULL DEFAULT<text:s/></text:p>
      <text:p text:style-name="Normal"><text:s text:c="2"/>`updated_at` timestamp NULL DEFAULT NULL,</text:p>
      <text:p text:style-name="Normal"><text:s text:c="2"/>PRIMARY KEY (`id`),</text:p>
      <text:p text:style-name="Normal"><text:s text:c="2"/>UNIQUE KEY `email` (`email`)</text:p>
      <text:p text:style-name="Normal">) ENGINE = InnoDB DEFAULT CHARSET = utf8 COLLATE = utf8_unicode_ci;</text:p>
      <text:p text:style-name="Normal"/>
      <text:p text:style-name="Normal">DROP TABLE IF EXISTS `categories`;</text:p>
      <text:p text:style-name="Normal">CREATE TABLE `categories` (</text:p>
      <text:p text:style-name="Normal"><text:s text:c="2"/>`id` int(10) unsigned NOT NULL AUTO_INCREMENT,</text:p>
      <text:p text:style-name="Normal"><text:s text:c="2"/>`name` varchar(100) NOT NULL,</text:p>
      <text:p text:style-name="Normal"><text:s text:c="2"/>PRIMARY KEY (`id`)</text:p>
      <text:p text:style-name="Normal">) ENGINE = InnoDB DEFAULT CHARSET = utf8 COLLATE = utf8_unicode_ci;</text:p>
      <text:p text:style-name="Normal"/>
      <text:p text:style-name="Normal">DROP TABLE IF EXISTS <text:s/>`types`;</text:p>
      <text:p text:style-name="Normal">CREATE TABLE `types` (</text:p>
      <text:p text:style-name="Normal"><text:s text:c="2"/>`id` int(10) unsigned NOT NULL AUTO_INCREMENT,</text:p>
      <text:p text:style-name="Normal"><text:s text:c="2"/>`name` varchar(100) COLLATE NOT NULL,</text:p>
      <text:soft-page-break/>
      <text:p text:style-name="Normal"><text:s text:c="2"/>PRIMARY KEY (`id`)</text:p>
      <text:p text:style-name="Normal">) ENGINE = InnoDB DEFAULT CHARSET = utf8 COLLATE = utf8_unicode_ci;7</text:p>
      <text:p text:style-name="Normal"/>
      <text:p text:style-name="Normal">DROP TABLE IF EXISTS `products`;</text:p>
      <text:p text:style-name="Normal">CREATE TABLE `products` (</text:p>
      <text:p text:style-name="Normal"><text:s text:c="2"/>`id` int(10) unsigned NOT NULL AUTO_INCREMENT,</text:p>
      <text:p text:style-name="Normal"><text:s text:c="2"/>`name` varchar(100) _ci NOT NULL,</text:p>
      <text:p text:style-name="Normal"><text:s text:c="2"/>`description` varchar(500) NOT NULL,</text:p>
      <text:p text:style-name="Normal"><text:s text:c="2"/>`price` decimal(10, 0) NOT NULL,</text:p>
      <text:p text:style-name="Normal"><text:s text:c="2"/>`destacado` tinyint(4) NOT NULL,</text:p>
      <text:p text:style-name="Normal"><text:s text:c="2"/>`image` varchar(500) DEFAULT NULL,</text:p>
      <text:p text:style-name="Normal"><text:s text:c="2"/>`category_id` int(10) unsigned DEFAULT NULL,</text:p>
      <text:p text:style-name="Normal"><text:s text:c="2"/>`type_id` int(10) unsigned DEFAULT NULL,</text:p>
      <text:p text:style-name="Normal"><text:s text:c="2"/>`created_at` timestamp NULL DEFAULT NULL,</text:p>
      <text:p text:style-name="Normal"><text:s text:c="2"/>`updated_at` timestamp NULL DEFAULT NULL,</text:p>
      <text:p text:style-name="Normal"><text:s text:c="2"/>PRIMARY KEY (`id`),</text:p>
      <text:p text:style-name="Normal"><text:s text:c="2"/>KEY `type_id` (`type_id`),</text:p>
      <text:p text:style-name="Normal"><text:s text:c="2"/>KEY `category_id` (`category_id`),</text:p>
      <text:p text:style-name="Normal"><text:s text:c="2"/>CONSTRAINT `products_category_id_foreign` FOREIGN KEY (`category_id`) REFERENCES `categories` (`id`),</text:p>
      <text:p text:style-name="Normal"><text:s text:c="2"/>CONSTRAINT `products_type_id_foreign` FOREIGN KEY (`type_id`) REFERENCES `types` (`id`)</text:p>
      <text:p text:style-name="Normal">) ENGINE = InnoDB DEFAULT CHARSET = utf8 COLLATE = utf8_unicode_c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chi</meta:initial-creator>
    <dc:creator>Mechi</dc:creator>
    <meta:creation-date>2021-08-29T14:13:00Z</meta:creation-date>
    <dc:date>2021-08-29T14:13:00Z</dc:date>
    <meta:template xlink:href="Normal" xlink:type="simple"/>
    <meta:editing-cycles>2</meta:editing-cycles>
    <meta:editing-duration>PT180S</meta:editing-duration>
    <meta:document-statistic meta:page-count="2" meta:paragraph-count="3" meta:word-count="287" meta:character-count="1864" meta:row-count="13" meta:non-whitespace-character-count="1580"/>
  </office:meta>
</office:document-meta>
</file>